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3f63"/>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officeooo:paragraph-rsid="00173f63"/>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T12" style:family="text">
      <style:text-properties fo:font-variant="normal" fo:text-transform="none" style:text-position="0% 100%" fo:font-style="normal"/>
    </style:style>
    <style:style style:name="T13" style:family="text">
      <style:text-properties fo:font-variant="normal" fo:text-transform="none" style:text-position="0% 100%" fo:font-style="normal" style:text-underline-style="none"/>
    </style:style>
    <style:style style:name="T14"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xml:id="list2881328329" text:style-name="L1">
        <text:list-item>
          <text:p text:style-name="P4"><text:a xlink:type="simple" xlink:href="#research-questions---march-2024" text:style-name="Internet_20_link" text:visited-style-name="Visited_20_Internet_20_Link"><text:span text:style-name="Definition">Research Questions - March 2024</text:span></text:a></text:p>
        </text:list-item>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 text:style-name="L2">
            <text:list-item>
              <text:p text:style-name="P5"><text:a xlink:type="simple" xlink:href="#the-interrelationship-of-gdps-and-the-development-of-technical-processes" text:style-name="Internet_20_link" text:visited-style-name="Visited_20_Internet_20_Link"><text:span text:style-name="Definition">The interrelationship of GDPs and the development of technical processes</text:span></text:a></text:p>
            </text:list-item>
          </text:list>
        </text:list-item>
        <text:list-item>
          <text:p text:style-name="P4"><text:a xlink:type="simple" xlink:href="#gdps-used-in-the-process-of-guided-participation" text:style-name="Internet_20_link" text:visited-style-name="Visited_20_Internet_20_Link"><text:span text:style-name="Definition">GDPs used in the process of guided participation</text:span></text:a></text:p>
          <text:list text:style-name="L3">
            <text:list-item>
              <text:p text:style-name="P6"><text:a xlink:type="simple" xlink:href="#use-of-a-menu-of-gdps-to-assist-project-navigation-and-resource-organisation" text:style-name="Internet_20_link" text:visited-style-name="Visited_20_Internet_20_Link"><text:span text:style-name="Definition">Use of a menu of GDPs to assist project navigation and resource organisation</text:span></text:a></text:p>
            </text:list-item>
            <text:list-item>
              <text:p text:style-name="P6"><text:a xlink:type="simple" xlink:href="#gdps-used-to-scaffold-ideation-and-prioritisation-processes" text:style-name="Internet_20_link" text:visited-style-name="Visited_20_Internet_20_Link"><text:span text:style-name="Definition">GDPs used to scaffold ideation and prioritisation processes</text:span></text:a></text:p>
            </text:list-item>
            <text:list-item>
              <text:p text:style-name="P6"><text:a xlink:type="simple" xlink:href="#gdps-aiding-the-process-of-division-of-labour-1400" text:style-name="Internet_20_link" text:visited-style-name="Visited_20_Internet_20_Link"><text:span text:style-name="Definition">GDPs aiding the process of division of labour (1400)</text:span></text:a></text:p>
            </text:list-item>
          </text:list>
        </text:list-item>
        <text:list-item>
          <text:p text:style-name="P4"><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4">
            <text:list-item>
              <text:p text:style-name="P7"><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7"><text:a xlink:type="simple" xlink:href="#gdps-can-facilitate-the-use-of-wider-funds-of-knowledge-and-interest" text:style-name="Internet_20_link" text:visited-style-name="Visited_20_Internet_20_Link"><text:span text:style-name="Definition">GDPs can facilitate the use of wider funds of knowledge and interest</text:span></text:a></text:p>
            </text:list-item>
            <text:list-item>
              <text:p text:style-name="P7"><text:a xlink:type="simple" xlink:href="#evolution-and-propagation-of-gdps-concepts-during-playtesting" text:style-name="Internet_20_link" text:visited-style-name="Visited_20_Internet_20_Link"><text:span text:style-name="Definition">Evolution and propagation of GDPs concepts during playtesting</text:span></text:a></text:p>
            </text:list-item>
          </text:list>
        </text:list-item>
        <text:list-item>
          <text:p text:style-name="P4"><text:a xlink:type="simple" xlink:href="#discussion" text:style-name="Internet_20_link" text:visited-style-name="Visited_20_Internet_20_Link"><text:span text:style-name="Definition">Discussion</text:span></text:a></text:p>
          <text:list text:style-name="L5">
            <text:list-item>
              <text:p text:style-name="P8"><text:a xlink:type="simple" xlink:href="#addressing-the-use-of-gdps-in-relation-to-theoretical-understandings-of-processes-of-mediation-and-incorporation-in-repertoires-of-practice" text:style-name="Internet_20_link" text:visited-style-name="Visited_20_Internet_20_Link"><text:span text:style-name="Definition">Addressing the use of GDPs in relation to theoretical understandings of processes of mediation and incorporation in repertoires of practice</text:span></text:a></text:p>
            </text:list-item>
            <text:list-item>
              <text:p text:style-name="P8"><text:a xlink:type="simple" xlink:href="#observations-on-emerging-design-practices" text:style-name="Internet_20_link" text:visited-style-name="Visited_20_Internet_20_Link"><text:span text:style-name="Definition">Observations on emerging design practices</text:span></text:a></text:p>
            </text:list-item>
          </text:list>
        </text:list-item>
        <text:list-item>
          <text:p text:style-name="P4"><text:a xlink:type="simple" xlink:href="#conclusion" text:style-name="Internet_20_link" text:visited-style-name="Visited_20_Internet_20_Link"><text:span text:style-name="Definition">Conclusion</text:span></text:a></text:p>
        </text:list-item>
        <text:list-item>
          <text:p text:style-name="P4"><text:a xlink:type="simple" xlink:href="#moved-from-introduction" text:style-name="Internet_20_link" text:visited-style-name="Visited_20_Internet_20_Link"><text:span text:style-name="Definition">MOVED FROM INTRODUCTION</text:span></text:a></text:p>
          <text:list text:style-name="L6">
            <text:list-item>
              <text:p text:style-name="P9"><text:a xlink:type="simple" xlink:href="#moved-from-guided-participation" text:style-name="Internet_20_link" text:visited-style-name="Visited_20_Internet_20_Link"><text:span text:style-name="Definition">MOVED FROM GUIDED PARTICIPATION</text:span></text:a></text:p>
            </text:list-item>
            <text:list-item>
              <text:p text:style-name="P9"><text:a xlink:type="simple" xlink:href="#future-work-on-abstraction-layers-of-abstraction-gdps-and-the-mda-framework" text:style-name="Internet_20_link" text:visited-style-name="Visited_20_Internet_20_Link"><text:span text:style-name="Definition">Future work on abstraction, layers of abstraction GDPs and the MDA framework</text:span></text:a></text:p>
            </text:list-item>
          </text:list>
        </text:list-item>
        <text:list-item>
          <text:p text:style-name="P4"><text:a xlink:type="simple" xlink:href="#move-from-ch-7---any-space-here" text:style-name="Internet_20_link" text:visited-style-name="Visited_20_Internet_20_Link"><text:span text:style-name="Definition">MOVE FROM cH 7 - ANY SPACE HERE?</text:span></text:a></text:p>
        </text:list-item>
        <text:list-item>
          <text:p text:style-name="P4"><text:a xlink:type="simple" xlink:href="#impact-of-side-missions-and-maker-types-on-playtesting-behaviours" text:style-name="Internet_20_link" text:visited-style-name="Visited_20_Internet_20_Link"><text:span text:style-name="Definition">Impact of Side Missions and Maker Types on playtesting behaviours</text:span></text:a></text:p>
          <text:list text:style-name="L7">
            <text:list-item>
              <text:p text:style-name="P10"><text:a xlink:type="simple" xlink:href="#reflection-on-impact-on-my-design-process" text:style-name="Internet_20_link" text:visited-style-name="Visited_20_Internet_20_Link"><text:span text:style-name="Definition">Reflection on impact on my design process</text:span></text:a></text:p>
            </text:list-item>
            <text:list-item>
              <text:p text:style-name="P10"><text:a xlink:type="simple" xlink:href="#limitations-of-observations-and-careful-statements-of-potential" text:style-name="Internet_20_link" text:visited-style-name="Visited_20_Internet_20_Link"><text:span text:style-name="Definition">Limitations of observations and careful statements of potential</text:span></text:a></text:p>
            </text:list-item>
            <text:list-item>
              <text:p text:style-name="P10"><text:a xlink:type="simple" xlink:href="#emerging-use-of-narratives-and-graphics-which-drawing-on-home-funds-of-knowledge---avoid-overlap-and-change-focus-to-agency-from-start" text:style-name="Internet_20_link" text:visited-style-name="Visited_20_Internet_20_Link"><text:span text:style-name="Definition">Emerging use of narratives and graphics which drawing on home funds of knowledge - AVOID OVERLAP AND CHANGE FOCUS TO AGENCY FROM START</text:span></text:a></text:p>
              <text:list text:style-name="L8">
                <text:list-item>
                  <text:p text:style-name="P11"><text:a xlink:type="simple" xlink:href="#move-later-just-a-signpost-to-later---park-for-now" text:style-name="Internet_20_link" text:visited-style-name="Visited_20_Internet_20_Link"><text:span text:style-name="Definition">MOVE LATER/ JUST A SIGNPOST TO LATER - PARK, FOR NOW?</text:span></text:a></text:p>
                </text:list-item>
              </text:list>
            </text:list-item>
            <text:list-item>
              <text:p text:style-name="P10"><text:a xlink:type="simple" xlink:href="#implications-for-practitioners---move-later" text:style-name="Internet_20_link" text:visited-style-name="Visited_20_Internet_20_Link"><text:span text:style-name="Definition">Implications for practitioners - MOVE LATER?</text:span></text:a></text:p>
              <text:list text:style-name="L9">
                <text:list-item>
                  <text:p text:style-name="P12"><text:a xlink:type="simple" xlink:href="#a-thought-on-reflection" text:style-name="Internet_20_link" text:visited-style-name="Visited_20_Internet_20_Link"><text:span text:style-name="Definition">A thought on reflection</text:span></text:a></text:p>
                </text:list-item>
              </text:list>
            </text:list-item>
          </text:list>
        </text:list-item>
      </text:list>
      <text:h text:style-name="Heading_20_1" text:outline-level="1"><text:bookmark-start text:name="the-use-of-gameplay-design-patterns-its-like-a-project-in-itself-really"/><text:soft-page-break/>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0">
        <text:list-item>
          <text:p text:style-name="P13">What pedagogical tools and processes are available to support novices to overcome barriers to participation in game coding processes?</text:p>
        </text:list-item>
        <text:list-item>
          <text:p text:style-name="P13">How does CHAT theory help us understand how game design patterns x can be used in an evolving community of novice game makers?</text:p>
        </text:list-item>
        <text:list-item>
          <text:p text:style-name="P13">How can learners build agency in an evolving community of game makers?</text:p>
        </text:list-item>
      </text:list>
      <text:h text:style-name="Heading_20_2" text:outline-level="2"><text:bookmark-start text:name="introduction"/>Introduction<text:bookmark-end text:name="introduction"/></text:h>
      <text:p text:style-name="P3">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LhiMNWlauN"/><text:span text:style-name="T11">(Basawapatna, Koh and Repenning, 2010; Repenning </text:span><text:span text:style-name="T9">et al.</text:span><text:span text:style-name="T11">,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LhiMNWlauN"/>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hZj5z3B8o0"/><text:span text:style-name="T11">(Eriksson </text:span><text:span text:style-name="T9">et al.</text:span><text:span text:style-name="T11">,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hZj5z3B8o0"/>,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INSERT SUMMARY TABLE FROM HERE - https://docs.google.com/document/d/1Ce2cYIYnFCd9GM8zRntBd7lrud-dMbbrtgEQMoGNRmE/edit</text:p>
      <text:p text:style-name="Text_20_body">Table 6.1: Varied GDP use and summary of supporting evidence</text:p>
      <text:p text:style-name="Text_20_body">The above table summarises the principal different uses of GDPs in the data analysed. The right column lists example behaviours and notes vignettes or appendices where the behaviour can be found in situ with more detailed analysis. In this table and the structure of this chapter,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jURBCUXej0"/>(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jURBCUXej0"/>,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text:soft-page-break/>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As outlined in Chapter 2, the focus on curricular knowledge and related skills developed by participants is the dominant thread in research on digital coding and game making <text:reference-mark-start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TWwUqEIq4z"/>(Papert, 1980; Kafai and Burke, 2015)<text:reference-mark-end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TWwUqEIq4z"/>. The research aims of this study focus on the less explored areas of the social and cultural aspects of the coding process of novices. As such, the design of this study does not fully address the exploration of the personal appropriation plane of activity. Additionally, in this informal learning context, participants did not request exploration of concepts aligned with the computing curriculum, instead being driven more by a practical desire to make a game using the tools provided. Despite this, the evolving design process resulted in activities which did allow the exploration of computational thinking and other curricular concepts. Given the potential to adapt this learning design to a more formal environment to address the needs outlined in the introductory chapter, from P2 onwards I began to augment the learning design to suit curriculum-oriented teaching and assessment of computational thinking concepts and skills, a process which resulted in a learning map of curricular concepts included here as Table 6.x.</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the integration of concepts into an informal context, and draws on the process and rationale of Bevan and Petrich’s <text:reference-mark-start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MSAZDDsbY9"/>(2013; 2015)<text:reference-mark-end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MSAZDDsbY9"/> work to bring a similar learning map to a seemingly chaotic tinkering and making process in museum contexts. There is a tension in the evolution of this learning map, one familiar to teachers using project- and play-based <text:soft-page-break/>approaches, between the naturalistic approach made possible by the non-formal learning environment and the desire to align with curricular concepts. It is of value to compare this observational approach to the design-driven process typified by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citationID&quot;:&quot;prwlykvr&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FSbW0njenQ"/>(Ernest, 1988)<text:reference-mark-end text:name="ZOTERO_ITEM CSL_CITATION {&quot;citationID&quot;:&quot;prwlykvr&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FSbW0njenQ"/>. While there are similarities between this design and the constructionist ethos behind LOGO, the leading motivation of this study is the creation of and acculturation to a game-making community. Kynigos <text:reference-mark-start text:name="ZOTERO_ITEM CSL_CITATION {&quot;citationID&quot;:&quot;huhlfeho&quot;,&quot;properties&quot;:{&quot;formattedCitation&quot;:&quot;(2004)&quot;,&quot;plainCitation&quot;:&quot;(2004)&quot;,&quot;noteIndex&quot;:0},&quot;citationItems&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suppress-author&quot;:true,&quot;prefix&quot;:&quot;&quot;,&quot;suffix&quot;:&quot;&quot;}],&quot;schema&quot;:&quot;https://github.com/citation-style-language/schema/raw/master/csl-citation.json&quot;} RNDzXe7QwTV2Q"/>(2004)<text:reference-mark-end text:name="ZOTERO_ITEM CSL_CITATION {&quot;citationID&quot;:&quot;huhlfeho&quot;,&quot;properties&quot;:{&quot;formattedCitation&quot;:&quot;(2004)&quot;,&quot;plainCitation&quot;:&quot;(2004)&quot;,&quot;noteIndex&quot;:0},&quot;citationItems&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suppress-author&quot;:true,&quot;prefix&quot;:&quot;&quot;,&quot;suffix&quot;:&quot;&quot;}],&quot;schema&quot;:&quot;https://github.com/citation-style-language/schema/raw/master/csl-citation.json&quot;} RNDzXe7QwTV2Q"/> explores the tension between more targeted/restrictive and more adaptable technology toolsets using a white-box, black-box distinction (explored in the literature review), noting the difficulty of communicating the value of non-commodified, adaptable toolsets despite their exploratory potential. The design of this research’s learning template can be seen as a half-baked Microworld <text:reference-mark-start text:name="ZOTERO_ITEM CSL_CITATION {&quot;citationID&quot;:&quot;jtjhgpgd&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EosZLxF09s"/>(Kynigos, 2007)<text:reference-mark-end text:name="ZOTERO_ITEM CSL_CITATION {&quot;citationID&quot;:&quot;jtjhgpgd&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EosZLxF09s"/>, with the varied affordances of the design interpreted as invitations to contribute to an improvable boundary object <text:reference-mark-start text:name="ZOTERO_ITEM CSL_CITATION {&quot;citationID&quot;:&quot;gutrzqtc&quot;,&quot;properties&quot;:{&quot;formattedCitation&quot;:&quot;(Kynigos, 2007, p. 336)&quot;,&quot;plainCitation&quot;:&quot;(Kynigos, 2007, p. 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prefix&quot;:&quot;&quot;}],&quot;schema&quot;:&quot;https://github.com/citation-style-language/schema/raw/master/csl-citation.json&quot;} RNDOtkB2IlGIZ"/>(Kynigos, 2007, p. 336)<text:reference-mark-end text:name="ZOTERO_ITEM CSL_CITATION {&quot;citationID&quot;:&quot;gutrzqtc&quot;,&quot;properties&quot;:{&quot;formattedCitation&quot;:&quot;(Kynigos, 2007, p. 336)&quot;,&quot;plainCitation&quot;:&quot;(Kynigos, 2007, p. 336)&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locator&quot;:&quot;336&quot;,&quot;prefix&quot;:&quot;&quot;}],&quot;schema&quot;:&quot;https://github.com/citation-style-language/schema/raw/master/csl-citation.json&quot;} RNDOtkB2IlGIZ"/>. This focus thus motivates and facilitates a discussion on a shared experience in a way that aligns with the sociocultural focus of this study.</text:p>
      <text:h text:style-name="Heading_20_3" text:outline-level="3"><text:bookmark-start text:name="the-interrelationship-of-gdps-and-the-development-of-technical-processes"/>The interrelationship of GDPs and the development of technical processes<text:bookmark-end text:name="the-interrelationship-of-gdps-and-the-development-of-technical-processes"/></text:h>
      <text:p text:style-name="First_20_paragraph">Given the limited focus of this thesis, only one dimension of personal appropriation is included here: the technical implementation of coding structures. The implementation of GDPs can encourage participants to adopt or share technical processes in various ways. These processes were sometimes introduced in a basic form through scaffolded activities, supporting documentation, or informal interactions between peers. The following observations illustrate how introduced processes were adapted and modified by the community.</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 Such personal appropriation and increasing fluidity are well illustrated in Toby’s repeated, solo, incremental changes to level design, as seen in Vignette 1.a. Most participants demonstrated increased fluency, particularly in areas such as creating, uploading, and integrating graphical assets, adjusting game challenges by modifying GDP elements, and engaging in coding processes such as debugging and code patching, which is explored in later sections. In line with CHAT theory, this can be interpreted as the gradual operationalisation of actions that initially required more explicit guidance, as discussed by Leontiev <text:reference-mark-start text:name="ZOTERO_ITEM CSL_CITATION {&quot;citationID&quot;:&quot;ezfxdzbw&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EtChYGQY53"/>(Leontiev, 2009)<text:reference-mark-end text:name="ZOTERO_ITEM CSL_CITATION {&quot;citationID&quot;:&quot;ezfxdzbw&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EtChYGQY53"/>.</text:p>
      <text:p text:style-name="Text_20_body">While the use of new techniques was driven by the implementation of GDPs, the following observations reveal a complex, interdependent relationship between GDP concepts and emergent technical processes. In line with Rogoff’s understanding of personal appropriation as a bi-<text:soft-page-break/>directional process, where the appropriation of personal knowledge is shaped by and contributes to a broader sociocultural context, participants actively contributed their interpretations of knowledge back into the communities they belonged to. In this case, the community in question was the game-making community. In this process, GDPs functioned as both conceptual tools and structured project stages, facilitating interpersonal knowledge exchange, as explored in the following example. In Vignette 5 (sections V5.a and V5.c), Madiha(p) seeks assistance from her daughter Nasrin to format and export graphical files for use in the game code project. The implementation of her chosen GDPs drives the development of these technical processes, as she must either learn them herself or draw on peer knowledge to complete the task. For instance, changing pen colours in the graphical tool is a process that Nasrin has already internalised and performs effortlessly, whereas Madiha is still deliberately working to build her competency. Nasrin has fully operationalised the process, incorporating it into her repertoire of practices. Similarly, in section V5.d, Madiha receives help from a peer, Ed, in using the cropping tool to remove redundant space at the edges of sprite characters after he playtests her game.</text:p>
      <text:p text:style-name="Text_20_body"/>
      <text:p text:style-name="Text_20_body"/>
      <text:p text:style-name="Text_20_body"/>
      <text:p text:style-name="Text_20_body"/>
      <text:p text:style-name="Text_20_body">Turning to the practice of code patching, a guided technical process designed to scaffold the coding process (see Glossary and Chapter 2), video evidence and observational journal notes highlight the potential of coupling code implementation with target behaviour, structured within a framework of GDPs. This patching process became an important element of documentation. Although code was provided, mistakes occurred in practice and additional customisations were introduced. An example of code patching in practice can be seen in Toby’s careful copying and pasting of different lines of code from supporting materials into his game project (see V1a).</text:p>
      <text:p text:style-name="Text_20_body">Toby’s success in using the code patching technique was supported by the UMC based structure of the game template in line with the UMC principles explored in the previous chapter and the high level of contextualisation provided by GDPs as a guiding framework in the learning design. This is illustrated in V1 when Toby alters the imported code producing a type of programming error I refer to as a glitch. This specific error occurs when the game continues to function but exhibits an unintended effect (see V1a). The glitch triggered an initial investigation prompted Toby to seek my assistance and required an iterative process of revision and cross-referencing with the original code snippet. From this and similar observations I propose that the tight coupling between code implementation and target behaviour in this case structured within GDPs scaffolds the debugging process and can be a valuable tool for facilitators.</text:p>
      <text:p text:style-name="Text_20_body">Additionally the key affordances of the learning design including the starting template code snippets and the resulting code patching process appear to encourage the creation of glitch errors. The data in this section is further supported by observations on the growing diversity of helping strategies in response to different types of errors discussed in Appendix Debugging. I also explain the patching process in greater depth to participants in an extract from Vignette 9 (V9a). <text:soft-page-break/>In the commentary (V9b) I propose that noticing celebrating and exploring the sources of unintended behaviours may function as an inclusive strategy to mitigate the potentially frustrating process of debugging. Considering the bi-directional process aspects of personal appropriation can also be inferred from the interpersonal interactions explored in the following section.</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 within the division of labour.</text:p>
      <text:h text:style-name="Heading_20_3" text:outline-level="3"><text:bookmark-start text:name="use-of-a-menu-of-gdps-to-assist-project-navigation-and-resource-organisation"/>Use of a menu of GDPs to assist project navigation and resource organisation<text:bookmark-end text:name="use-of-a-menu-of-gdps-to-assist-project-navigation-and-resource-organis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Appendix.themeing outlines the evolution of how the sub-categories of patterns developed and the rationale guiding them. In Vignete 9, I address the whole group, describing the webpage presenting the menu of GDPs as a hub to help choose project goals and locate tutorials and code examples. “It’s almost like this is our control panel. You decide what you want to do next and we jump off from there.” In this section, I summarise data on the use of the menu of GDPs, focusing on interpersonal interactions.</text:p>
      <text:p text:style-name="P15">Toby, in Vignette 1 (see V1.8–V1.17), engages in independent work, copying code from a snippet example of the game design pattern he selected from a graphical menu of patterns. His ability to choose and implement new features using supporting documentation enables him to take on the role of a mentor, inspiring and assisting others in adding the same GDPs to their games (see V1.b). Toby’s independence and effectiveness in this process align with existing concepts, including the use of shorter, just-in-time tutorials to reduce barriers associated with more extensive instruction-based approaches, particularly those related to literacy <text:reference-mark-start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uC49CqGCxq"/><text:span text:style-name="T11">(Resnick and Rusk, 2020; Dietz </text:span><text:span text:style-name="T9">et al.</text:span><text:span text:style-name="T11">, 2021)</text:span><text:reference-mark-end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uC49CqGCxq"/>.</text:p>
      <text:p text:style-name="Text_20_body">Vignette 2 (V2.a) observes parent Susanna (p)‘s use of a tutorial to address the goal of implementing her child’s chosen GDPs. Susanna, who is limited in her programming skills, leverages the concept of GDPs, particularly to access written step-by-step instructions to make progress. She prefers to avoid seeking facilitator help (see V2.b). The participants’ choice over which GDPs they tackle can create a personal connection to these goals, a process that may help reduce feelings of alienation from coding or game-making culture (see Tehillah’s positive <text:soft-page-break/>reaction in V2.a and V11).</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a later section shows how GDPs picked up by one learner, via provided documentation (e.g., Toby), are propagated in other ways. For example, in Vignette 3 (V3.a), Ed cedes this aspect to his father in a way explored in the section below on division of labour. Secondly, there are potential issues concerning the validity of observations on the use of the GDP menu (and concepts) as navigational and organisational tools by participants, due to their nature as being introduced for that purpose. The danger here is of circular reasoning in methodology. At this early stage, this study acknowledges the potential of circular reasoning but observes the potential of GDP adoption and, in particular, the evolution of practices by participants. In addition, this process of using GDPs in this way was also discovered via an exploratory DBR approach, and thus its introduction is also significant and cannot be divorced from the aspect of participant reaction. Additionally, the potential of GDPs as a germ cell concept (as explored in Chapters 3 and 5) is explored in greater depth in the following chapter.</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text:soft-page-break/>spoken references to GDP concepts.</text:p>
      <text:p text:style-name="Text_20_body">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see Appendix.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The use of GDPs to support visual prototyping is also undertaken by Mark and Ed explored in more detail in Appendix.tech.prototyping</text:p>
      <text:p text:style-name="Text_20_body">To end this section, it is of value to link this use of GDP terminology and visual prototyping techniques to existing research on the development of shared language to support joint work and guided participation. While much research on teaching coding addresses the benefits of collaborative approaches (see Chapter 2), fewer studies outline strategies to facilitate such joint attention <text:reference-mark-start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P73kI2BkQn"/>(Brennan, 2009)<text:reference-mark-end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P73kI2BkQn"/>. The work of Stahl and others <text:reference-mark-start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AvxQG3NDEY"/>(Stahl, Koschmann and Suthers, 2006)<text:reference-mark-end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AvxQG3NDEY"/>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 Returning to Kynigos’s interpretation of the half-baked game as a boundary object facilitating communication <text:reference-mark-start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U1IBeiTiWs"/>(Kynigos, 2007)<text:reference-mark-end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U1IBeiTiWs"/>, we can locate the diverse forms of GDPs as such <text:span text:style-name="T2">boundary objects</text:span> at a scope of greater granularity.</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text:soft-page-break/>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line-break/>“<text:span text:style-name="T2">Madiha (to Nasrin): What are you doing? You have to tell me what you are doing so I can do it myself.</text:span>” This may be driven by a desire to preserve this specialist status and utility to her mother.</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P15">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sM7N3u5kd7"/><text:span text:style-name="T11">(Correa </text:span><text:span text:style-name="T9">et al.</text:span><text:span text:style-name="T11">, 2015)</text:span><text:reference-mark-end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sM7N3u5kd7"/>. In joint technology work, parents can fulfil several reciprocal roles <text:soft-page-break/>including collaborator, resource provider, learner, non-technical consultant, and emotional support <text:reference-mark-start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f2oMcWiReg"/><text:span text:style-name="T11">(Barron </text:span><text:span text:style-name="T9">et al.</text:span><text:span text:style-name="T11">, 2009)</text:span><text:reference-mark-end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f2oMcWiReg"/>. 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WaHGwZTdWf"/>(Roque, Lin and Liuzzi, 2016)<text:reference-mark-end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WaHGwZTdWf"/> in a way which mirrors the use of helpers in this phase of my study (see Chapter 4). While these examples involve GDPs, others are explored in relation to the development of agency in the following chapter. The examples above illustrate part of some of the varied strategies to divide labour adopted by participants at times involving complex tensions in activity. For example,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Similarly, while Tehillah’s activity away from the screen while non-productive within the scope of technical progress, can be characterised as legitimate peripheral activity of observation of community activity <text:reference-mark-start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6GMfpkSSBb"/>(Lave, 1991 ; Rogoff, 2014)<text:reference-mark-end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6GMfpkSSBb"/>. Indeed the possibility for children to <text:span text:style-name="T2">not</text:span> engage in community activities is seen by Rogoff <text:reference-mark-start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iNN8ekzQW6"/>(2003; 2016)<text:reference-mark-end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iNN8ekzQW6"/>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 While the helping pattern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3">Following Rogoff’s <text:reference-mark-start text:name="ZOTERO_ITEM CSL_CITATION {&quot;citationID&quot;:&quot;qjhiclyp&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suBXkc7bVG"/>(Rogoff, 1995)<text:reference-mark-end text:name="ZOTERO_ITEM CSL_CITATION {&quot;citationID&quot;:&quot;qjhiclyp&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suBXkc7bVG"/>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lvkgisqz&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HTmqB0Q6aY"/><text:span text:style-name="T14">(Gutiérrez and Rogoff, 2003)</text:span><text:reference-mark-end text:name="ZOTERO_ITEM CSL_CITATION {&quot;citationID&quot;:&quot;lvkgisqz&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HTmqB0Q6aY"/>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ext:soft-page-break/>The role of GDPs to facilitate learners to design for others<text:bookmark-end text:name="the-role-of-gdps-to-facilitate-learners-to-design-for-others"/></text:h>
      <text:p text:style-name="P3">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sblzsfmw&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XaH8kxTwiK"/><text:span text:style-name="T14">(Redström, 2006)</text:span><text:reference-mark-end text:name="ZOTERO_ITEM CSL_CITATION {&quot;citationID&quot;:&quot;sblzsfmw&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XaH8kxTwiK"/>, as well as the challenges involved in undertaking such an “<text:span text:style-name="T2">operationalization of empathy</text:span>” <text:reference-mark-start text:name="ZOTERO_ITEM CSL_CITATION {&quot;citationID&quot;:&quot;urldppnp&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pzBtxAyRzm"/><text:span text:style-name="T14">(Surma-aho and Hölttä-Otto, 2022, p. 1)</text:span><text:reference-mark-end text:name="ZOTERO_ITEM CSL_CITATION {&quot;citationID&quot;:&quot;urldppnp&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pzBtxAyRzm"/>. From a CHAT interpretation, this process involves shifts in perspective by participants as they engage with objectives across different scopes of activity. For instance, in the vignette above,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Susanna shares “<text:span text:style-name="T2">Must be quite hard to get through that door.</text:span>” when Tehillah places the exit door high above a platform. She then continues, “<text:span text:style-name="T2">It’s no fun having a game without any hazards to avoid.</text:span>” Tehillah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adiha(p) who has concentrated on the graphics of her game to the detriment of the level of challenges. In particular, the controls of the game are frustrating. The vignette shows varied attempts to influence Madiha to change the game variables to make the gameplay less frustrating. They praise the look of the game but offer feedback on the experience of the game mechanic of jumping. While the players do not tell Madiha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citationID&quot;:&quot;vbcyemfv&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GOtksGLHGu"/>(Rogoff, 2003)<text:reference-mark-end text:name="ZOTERO_ITEM CSL_CITATION {&quot;citationID&quot;:&quot;vbcyemfv&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GOtksGLHGu"/>.</text:p>
      <text:p text:style-name="P15">The examples explored above serve to highlight two dimensions of the use of GDP concepts to facilitate the process of designing for others. The first is the influence of making in a cultural setting where regular playtesting by peers occurs on the making process. The second is through <text:soft-page-break/>either direct advice by pair partners and peers in playtesting to imagining others’ user experience, or indirectly by gameplay feedback or suggesting alterations to GDP implementations. This research is in line with other studies which explore the potential of tangible, public digital products as both a motivating and focusing factor in computer-supported collaborative learning <text:reference-mark-start text:name="ZOTERO_ITEM CSL_CITATION {&quot;citationID&quot;:&quot;viffpcru&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JNEH3WCAeB"/><text:span text:style-name="T11">(Fields, Vasudevan and Kafai, 2015; Xambó </text:span><text:span text:style-name="T9">et al.</text:span><text:span text:style-name="T11">, 2017)</text:span><text:reference-mark-end text:name="ZOTERO_ITEM CSL_CITATION {&quot;citationID&quot;:&quot;viffpcru&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JNEH3WCAeB"/>. The results here help address a deficit of results in this area <text:reference-mark-start text:name="ZOTERO_ITEM CSL_CITATION {&quot;citationID&quot;:&quot;ajjhtgqo&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t7P4mUl0yM"/>(Silva, Mendes and Gomes, 2020)<text:reference-mark-end text:name="ZOTERO_ITEM CSL_CITATION {&quot;citationID&quot;:&quot;ajjhtgqo&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t7P4mUl0yM"/>.</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P3">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qnkjsurd&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rwL3VMpYwE"/><text:span text:style-name="T11">(Itō </text:span><text:span text:style-name="T9">et al.</text:span><text:span text:style-name="T11">, 2010; Livingstone </text:span><text:span text:style-name="T9">et al.</text:span><text:span text:style-name="T11">, 2018)</text:span><text:reference-mark-end text:name="ZOTERO_ITEM CSL_CITATION {&quot;citationID&quot;:&quot;qnkjsurd&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rwL3VMpYwE"/>, particularly retro gaming <text:reference-mark-start text:name="ZOTERO_ITEM CSL_CITATION {&quot;citationID&quot;:&quot;grweirwq&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sgeVmN9kn1"/>(Heineman, 2014)<text:reference-mark-end text:name="ZOTERO_ITEM CSL_CITATION {&quot;citationID&quot;:&quot;grweirwq&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sgeVmN9kn1"/>. As such, the process of facilitating ways to surface and work with such tacit knowledge aligns with Moll’s concept of funds of knowledge, and, potentially, funds of identity <text:reference-mark-start text:name="ZOTERO_ITEM CSL_CITATION {&quot;citationID&quot;:&quot;swotygyo&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AFoNG1a6mS"/>(Esteban-Guitart and Moll, 2014; Fasso and Knight, 2020)<text:reference-mark-end text:name="ZOTERO_ITEM CSL_CITATION {&quot;citationID&quot;:&quot;swotygyo&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AFoNG1a6mS"/>. 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citationID&quot;:&quot;iwpqtuug&quot;,&quot;properties&quot;:{&quot;formattedCitation&quot;:&quot;(Barron, 2006a, 2010)&quot;,&quot;plainCitation&quot;:&quot;(Barron, 2006a,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c8RBrw5jF4"/>(Barron, 2006a, 2010)<text:reference-mark-end text:name="ZOTERO_ITEM CSL_CITATION {&quot;citationID&quot;:&quot;iwpqtuug&quot;,&quot;properties&quot;:{&quot;formattedCitation&quot;:&quot;(Barron, 2006a, 2010)&quot;,&quot;plainCitation&quot;:&quot;(Barron, 2006a,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c8RBrw5jF4"/> and similar work by Gutiérrez on third spaces <text:reference-mark-start text:name="ZOTERO_ITEM CSL_CITATION {&quot;citationID&quot;:&quot;qodpasn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PelGO61iDJ"/><text:span text:style-name="T14">(Gutiérrez, 2008)</text:span><text:reference-mark-end text:name="ZOTERO_ITEM CSL_CITATION {&quot;citationID&quot;:&quot;qodpasnv&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PelGO61iDJ"/>. Existing research outlines the motivations for social making incorporating gaming cultural elements <text:reference-mark-start text:name="ZOTERO_ITEM CSL_CITATION {&quot;citationID&quot;:&quot;kgkasovp&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dblBUVjWvc"/><text:span text:style-name="T11">(Gee, 2003; Itō </text:span><text:span text:style-name="T9">et al.</text:span><text:span text:style-name="T11">, 2010)</text:span><text:reference-mark-end text:name="ZOTERO_ITEM CSL_CITATION {&quot;citationID&quot;:&quot;kgkasovp&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dblBUVjWvc"/> and the ability to make personalised game assets and narratives, which sustain engagement in digital making projects <text:reference-mark-start text:name="ZOTERO_ITEM CSL_CITATION {&quot;citationID&quot;:&quot;ytmlwyyx&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xIaqxcH3JI"/>(Sefton-Green, 2013)<text:reference-mark-end text:name="ZOTERO_ITEM CSL_CITATION {&quot;citationID&quot;:&quot;ytmlwyyx&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xIaqxcH3JI"/>.</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Game Polish items within a typology of GDPs, which aligned with the MDA (mechanics, dynamics, and aesthetics) game element framework explored in Chapter 2. The different types of GDPs available to participants to choose from in the menu of GDP documentation and code snippets allowed for a choice in participant making paths, enabling alignment with home interests. This point is well illustrated via the domain of polish/aesthetics in Vignette 5, where Madiha and Nasrin show identification with the graphical-making process and the process of bringing that aspect of creativity into their games. Beyond their internal family interaction, they share this artistic flair and attention to detail with the emerging learning community. 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home knowledge of game mechanics and dynamics (the M and D of the MDA framework) also contributed to emerging cultural repertoires. As explored in the previous section, Vignette 4 gives several examples of participant feedback on the dynamics of <text:soft-page-break/>Madiha’s game in the level of the challenge experienced by players. Peers shared their experience of what makes a good game to bear in the feedback they shared. 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lutxgtzi&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mcxJSXKfKP"/>(Wenger, 1998)<text:reference-mark-end text:name="ZOTERO_ITEM CSL_CITATION {&quot;citationID&quot;:&quot;lutxgtzi&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mcxJSXKfKP"/>.</text:p>
      <text:p text:style-name="P15">Thus observations from video data in this study support existing research which highlight the motivating potential of incorporating home interests in games, coding and media projects <text:reference-mark-start text:name="ZOTERO_ITEM CSL_CITATION {&quot;citationID&quot;:&quot;pwcjfqpr&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6os4FWHgf"/>(Papert, 1980; Resnick, 2012)<text:reference-mark-end text:name="ZOTERO_ITEM CSL_CITATION {&quot;citationID&quot;:&quot;pwcjfqpr&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6os4FWHgf"/>. They also support findings of other research on the use of funds of knowledge and interest in digital projects as motivating factors and as a way to overcome barriers to alien cultures <text:reference-mark-start text:name="ZOTERO_ITEM CSL_CITATION {&quot;citationID&quot;:&quot;uxyelmuq&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IgDr6OZgJ3"/><text:span text:style-name="T11">(Moje </text:span><text:span text:style-name="T9">et al.</text:span><text:span text:style-name="T11">, 2001; Gutiérrez </text:span><text:span text:style-name="T9">et al.</text:span><text:span text:style-name="T11">, 2019)</text:span><text:reference-mark-end text:name="ZOTERO_ITEM CSL_CITATION {&quot;citationID&quot;:&quot;uxyelmuq&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IgDr6OZgJ3"/>. This research also aligns with PBL research that indicates that allowing participants to incorporate home interests can be highly motivating both in initial stages <text:reference-mark-start text:name="ZOTERO_ITEM CSL_CITATION {&quot;citationID&quot;:&quot;dwqsyehe&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WwtUzk25Ga"/><text:span text:style-name="T11">(Swirski, Baram-Tsabari and Yarden, 2018; Penuel </text:span><text:span text:style-name="T9">et al.</text:span><text:span text:style-name="T11">, 2022)</text:span><text:reference-mark-end text:name="ZOTERO_ITEM CSL_CITATION {&quot;citationID&quot;:&quot;dwqsyehe&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WwtUzk25Ga"/>, and to sustain activity and overcome problems in order to share the personalised object created <text:reference-mark-start text:name="ZOTERO_ITEM CSL_CITATION {&quot;citationID&quot;:&quot;qxcpbkml&quot;,&quot;properties&quot;:{&quot;formattedCitation&quot;:&quot;(Barron, 2006b)&quot;,&quot;plainCitation&quot;:&quot;(Barron, 2006b)&quot;,&quot;noteIndex&quot;:0},&quot;citationItems&quot;:[{&quot;id&quot;:1712,&quot;uris&quot;:[&quot;http://zotero.org/users/1913249/items/X4PI5BN4&quot;],&quot;itemData&quot;:{&quot;id&quot;:1712,&quot;type&quot;:&quot;article-journal&quot;,&quot;container-title&quot;:&quot;Human Development&quot;,&quot;DOI&quot;:&quot;10.1159/000094368&quot;,&quot;ISSN&quot;:&quot;1423-0054, 0018-716X&quot;,&quot;issue&quot;:&quot;4&quot;,&quot;language&quot;:&quot;en&quot;,&quot;page&quot;:&quot;193-224&quot;,&quot;source&quot;:&quot;CrossRef&quot;,&quot;title&quot;:&quot;Interest and Self-Sustained Learning as Catalysts of Development: A Learning Ecology Perspective&quot;,&quot;title-short&quot;:&quot;Interest and Self-Sustained Learning as Catalysts of Development&quot;,&quot;URL&quot;:&quot;http://www.karger.com/doi/10.1159/000094368&quot;,&quot;volume&quot;:&quot;49&quot;,&quot;author&quot;:[{&quot;family&quot;:&quot;Barron&quot;,&quot;given&quot;:&quot;Brigid&quot;}],&quot;accessed&quot;:{&quot;date-parts&quot;:[[&quot;2017&quot;,10,16]]},&quot;issued&quot;:{&quot;date-parts&quot;:[[&quot;2006&quot;]]},&quot;citation-key&quot;:&quot;barron_interest_2006&quot;},&quot;prefix&quot;:&quot;&quot;,&quot;suffix&quot;:&quot;&quot;}],&quot;schema&quot;:&quot;https://github.com/citation-style-language/schema/raw/master/csl-citation.json&quot;} RNDYXl1qmxMdC"/>(Barron, 2006b)<text:reference-mark-end text:name="ZOTERO_ITEM CSL_CITATION {&quot;citationID&quot;:&quot;qxcpbkml&quot;,&quot;properties&quot;:{&quot;formattedCitation&quot;:&quot;(Barron, 2006b)&quot;,&quot;plainCitation&quot;:&quot;(Barron, 2006b)&quot;,&quot;noteIndex&quot;:0},&quot;citationItems&quot;:[{&quot;id&quot;:1712,&quot;uris&quot;:[&quot;http://zotero.org/users/1913249/items/X4PI5BN4&quot;],&quot;itemData&quot;:{&quot;id&quot;:1712,&quot;type&quot;:&quot;article-journal&quot;,&quot;container-title&quot;:&quot;Human Development&quot;,&quot;DOI&quot;:&quot;10.1159/000094368&quot;,&quot;ISSN&quot;:&quot;1423-0054, 0018-716X&quot;,&quot;issue&quot;:&quot;4&quot;,&quot;language&quot;:&quot;en&quot;,&quot;page&quot;:&quot;193-224&quot;,&quot;source&quot;:&quot;CrossRef&quot;,&quot;title&quot;:&quot;Interest and Self-Sustained Learning as Catalysts of Development: A Learning Ecology Perspective&quot;,&quot;title-short&quot;:&quot;Interest and Self-Sustained Learning as Catalysts of Development&quot;,&quot;URL&quot;:&quot;http://www.karger.com/doi/10.1159/000094368&quot;,&quot;volume&quot;:&quot;49&quot;,&quot;author&quot;:[{&quot;family&quot;:&quot;Barron&quot;,&quot;given&quot;:&quot;Brigid&quot;}],&quot;accessed&quot;:{&quot;date-parts&quot;:[[&quot;2017&quot;,10,16]]},&quot;issued&quot;:{&quot;date-parts&quot;:[[&quot;2006&quot;]]},&quot;citation-key&quot;:&quot;barron_interest_2006&quot;},&quot;prefix&quot;:&quot;&quot;,&quot;suffix&quot;:&quot;&quot;}],&quot;schema&quot;:&quot;https://github.com/citation-style-language/schema/raw/master/csl-citation.json&quot;} RNDYXl1qmxMdC"/>. I also propose that this use of the MDA framework as a way of providing varied learning pathways has potential to aid facilitators to align with existing inclusive pedagogy, a point I explore in more detail in the discussion section.</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s the process of playtesting emerged, community norms began to develop, some of which were influenced by home experience of game playing. Vignette 4 (V4.a) outlines the community norming of Madiha(p)’s game to conform to expected standards of a platform game. 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ext:soft-page-break/>to provide an alternative to the instruction-based support documents.</text:p>
      <text:p text:style-name="Text_20_body">In addition to the propagation of GDPs offered in the menu of supporting documentation, other gameplay patterns and related design concepts emerged organically from the community. The concept of a safe zone in the game of Pearl and Clive arrived as a direct result of adding many <text:span text:style-name="T2">moving enemies</text:span> in a way that it became essential for players to quickly identify and use ‘safe zones’ where enemies did not reach. As such, this concept, not used in any facilitator provided resources, became used frequently in the playtesting of that game.</text:p>
      <text:p text:style-name="Text_20_body">In another example, Tehillah’s concept of a level that eschews challenge and offers only rewards emerged through playful experimentation (see Vignette 2). Susanna(p)’s alarm at the child’s deletion of all elements of hazard shows she has too keen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Other players also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zanfrsix&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sNp2ajEjMT"/>(Sutton-smith, 2001)<text:reference-mark-end text:name="ZOTERO_ITEM CSL_CITATION {&quot;citationID&quot;:&quot;zanfrsix&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sNp2ajEjMT"/>.</text:p>
      <text:p text:style-name="Text_20_body">These novel concepts may have emerged spontaneously or have a source in part from participants’ funds of gaming knowledge. In either case, once a concept like that of safe zone enters the linguistic and coding repertoire of this community of game makers, it facilitates propagation based on the interest of other participants.</text:p>
      <text:p text:style-name="P15">The process of emergence of novel repertoires which drew on GDP concepts, and wider, existing practice aligned with the motivations of this study. Therefore to try to support their development I introduced some additional social missions described in Chapter 5 and described in more detail in Appendix.makertypes. Paralleling Bartle’s player types <text:reference-mark-start text:name="ZOTERO_ITEM CSL_CITATION {&quot;citationID&quot;:&quot;hvepbceg&quot;,&quot;properties&quot;:{&quot;formattedCitation&quot;:&quot;(Schneider, Moriya and N\\uc0\\u233{}to, 2016)&quot;,&quot;plainCitation&quot;:&quot;(Schneider, Moriya and Néto,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uffix&quot;:&quot;&quot;}],&quot;schema&quot;:&quot;https://github.com/citation-style-language/schema/raw/master/csl-citation.json&quot;} RNDarVEETHDMC"/><text:span text:style-name="T14">(Schneider, Moriya and Néto, 2016)</text:span><text:reference-mark-end text:name="ZOTERO_ITEM CSL_CITATION {&quot;citationID&quot;:&quot;hvepbceg&quot;,&quot;properties&quot;:{&quot;formattedCitation&quot;:&quot;(Schneider, Moriya and N\\uc0\\u233{}to, 2016)&quot;,&quot;plainCitation&quot;:&quot;(Schneider, Moriya and Néto,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uffix&quot;:&quot;&quot;}],&quot;schema&quot;:&quot;https://github.com/citation-style-language/schema/raw/master/csl-citation.json&quot;} RNDarVEETHDMC"/>, the concept of maker types addressed observations of the varied sub-goals which emerged in playtesting. Recalling the barriers to participation explored in Chapter 2, my rationale for exploring maker types with participants was to promote awareness of pluralistic programming process <text:reference-mark-start text:name="ZOTERO_ITEM CSL_CITATION {&quot;citationID&quot;:&quot;epmvynps&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KIoIv3Xxob"/>(Papert and Turkle, 1990)<text:reference-mark-end text:name="ZOTERO_ITEM CSL_CITATION {&quot;citationID&quot;:&quot;epmvynps&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KIoIv3Xxob"/>, and a message that when you are learning something novel and challenging, there is value in incorporating your existing working preferences and techniques in the process. Rather than proposing that these styles make up a rigid typology to be replicated in other settings, instead, in line with Gutierrez and Rogoff <text:reference-mark-start text:name="ZOTERO_ITEM CSL_CITATION {&quot;citationID&quot;:&quot;hrqlgsif&quot;,&quot;properties&quot;:{&quot;formattedCitation&quot;:&quot;(2003, p. 20)&quot;,&quot;plainCitation&quot;:&quot;(2003, p. 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CDvtyni8wf"/>(2003, p. 20)<text:reference-mark-end text:name="ZOTERO_ITEM CSL_CITATION {&quot;citationID&quot;:&quot;hrqlgsif&quot;,&quot;properties&quot;:{&quot;formattedCitation&quot;:&quot;(2003, p. 20)&quot;,&quot;plainCitation&quot;:&quot;(2003, p. 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CDvtyni8wf"/> , that the process of co-constructing understanding and communication about learning styles can “support the changing nature of participation and the forms of assistance provided in joint activity.”</text:p>
      <text:p text:style-name="Text_20_body">Thus, similar to the way tools were modified to provide new affordances for participants, in P3 I began to encourage these processes by introducing a drama process incorporating <text:span text:style-name="T2">social side-missions</text:span> to augment the affordances of the playtesting environment. The process of exploring identity via side missions in this way surfaced the cheekiness of some young people and the pleasure they took in demonstrating their playful mischievousness. Many of the social missions encouraged activity outside of strictly productive design activities: for example, the lively <text:soft-page-break/>discussion about game playing in response to the mission to <text:span text:style-name="T2">find out the favourite games of 3 other people</text:span>. In observations of video data, I was struck by the high degree of flexibility and variation present in participant behaviour. In the following section I begin an analysis of other emerging characteristics.</text:p>
      <text:h text:style-name="Heading_20_2" text:outline-level="2"><text:bookmark-start text:name="discussion"/>Discussion<text:bookmark-end text:name="discussion"/></text:h>
      <text:h text:style-name="Heading_20_3" text:outline-level="3"><text:bookmark-start text:name="addressing-the-use-of-gdps-in-relation-to-theoretical-understandings-of-processes-of-mediation-and-incorporation-in-repertoires-of-practice"/>Addressing the use of GDPs in relation to theoretical understandings of processes of mediation and incorporation in repertoires of practice<text:bookmark-end text:name="addressing-the-use-of-gdps-in-relation-to-theoretical-understandings-of-processes-of-mediation-and-incorporation-in-repertoires-of-practice"/></text:h>
      <text:p text:style-name="First_20_paragraph">This section begins an interpretation of the diverse roles of GDPs in the game-making activity using CHAT concepts, with this analysis continuing in the following chapter. Addressing GDPs as a mediational tool, Chapter 5 outlined design decisions, and this chapter explores the impact. For example, the uses of the quick-start activities, tutorials, and code snippets as supporting tools, if viewed in isolation, can be seen as a more straightforward, triangular form of subject, tool, and object mediation (see Chapter 4 diagram). This chapter, along with the evolution of the learning design, exposed tensions where existing mediational strategies or tools were insufficient, and thus innovative forms of mediation were needed. Elements of the innovation in the toolset of learning design, based on the emerging needs of the participants explored in this and the previous chapter, exemplify the development of new mediational strategies and tools. In line with Sannino <text:reference-mark-start text:name="ZOTERO_ITEM CSL_CITATION {&quot;citationID&quot;:&quot;wggbnxpn&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dBWoYawWGB"/>(Sannino, 2022)<text:reference-mark-end text:name="ZOTERO_ITEM CSL_CITATION {&quot;citationID&quot;:&quot;wggbnxpn&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dBWoYawWGB"/>, this study frames such innovation within CHAT as transformational agency, a discussion of which forms a significant part of the following chapter.</text:p>
      <text:p text:style-name="P15">By way of contrast, Gutiérrez’s <text:reference-mark-start text:name="ZOTERO_ITEM CSL_CITATION {&quot;citationID&quot;:&quot;svnmcemy&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svjmvGnsQ0"/><text:span text:style-name="T14">(Gutiérrez, 2008)</text:span><text:reference-mark-end text:name="ZOTERO_ITEM CSL_CITATION {&quot;citationID&quot;:&quot;svnmcemy&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svjmvGnsQ0"/> focus on the movement of identity between settings’ repertoires of practice draws on the importance of a wider cultural focus of the learning process, or the “cultural mediation of thinking” (Moll, 1998), cited in <text:reference-mark-start text:name="ZOTERO_ITEM CSL_CITATION {&quot;citationID&quot;:&quot;tuapttxc&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wlvcr32635"/><text:span text:style-name="T14">(DiGiacomo and Gutiérrez, 2017)</text:span><text:reference-mark-end text:name="ZOTERO_ITEM CSL_CITATION {&quot;citationID&quot;:&quot;tuapttxc&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wlvcr32635"/> p.44. Gutiérrez sees a role for facilitators to facilitate this via learning design. In this chapter, the last section examining activity on the cultural plane exposed elements of transfer between different activity systems, supporting Gutiérrez’s <text:reference-mark-start text:name="ZOTERO_ITEM CSL_CITATION {&quot;citationID&quot;:&quot;ytczvisl&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srpvqq6L42"/><text:span text:style-name="T14">(Gutiérrez, 2008)</text:span><text:reference-mark-end text:name="ZOTERO_ITEM CSL_CITATION {&quot;citationID&quot;:&quot;ytczvisl&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srpvqq6L42"/> perspective regarding the importance of transcending borders and linguistic practices between sites of learning.</text:p>
      <text:p text:style-name="Text_20_body">The examples in this chapter show the importance of GDPs as a lingua franca, as a mediational strategy to facilitate these kinds of flexible, responsive collaboration. The process of playtesting often served as a facilitative medium for a shared language and idioculture to emerge and, as such, became a significant part of the pedagogy of the learning design. The use of GDPs in design and in community interaction became integrated with other home and technical practices into an idioculture <text:reference-mark-start text:name="ZOTERO_ITEM CSL_CITATION {&quot;citationID&quot;:&quot;wpfrniyt&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DDagRGPUwn"/>(Cole and Packer, 2016)<text:reference-mark-end text:name="ZOTERO_ITEM CSL_CITATION {&quot;citationID&quot;:&quot;wpfrniyt&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DDagRGPUwn"/>: a local, non-geographical, non-demographic community where culture emerges via valued behaviours <text:reference-mark-start text:name="ZOTERO_ITEM CSL_CITATION {&quot;citationID&quot;:&quot;qdmcuurx&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K5iIof6YS2"/>(Lecusay, 2015)<text:reference-mark-end text:name="ZOTERO_ITEM CSL_CITATION {&quot;citationID&quot;:&quot;qdmcuurx&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K5iIof6YS2"/>. This chapter has demonstrated that these behaviours could be undertaken in many ways, including those requiring little commitment. For example, even if participants only noticed the use of GDPs and used approximate terminology to comment on them during playtesting, this form of activity can be seen as legitimate peripheral participation <text:reference-mark-start text:name="ZOTERO_ITEM CSL_CITATION {&quot;citationID&quot;:&quot;sokvpxfu&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N47R9pWQvL"/>(Lave and Wenger, 1991; Guzdial and Tew, 2006)<text:reference-mark-end text:name="ZOTERO_ITEM CSL_CITATION {&quot;citationID&quot;:&quot;sokvpxfu&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N47R9pWQvL"/>, and thus a helpful practice contributing to the emerging ecosystem of the learning community.</text:p>
      <text:h text:style-name="Heading_20_3" text:outline-level="3"><text:bookmark-start text:name="observations-on-emerging-design-practices"/><text:soft-page-break/>Observations on emerging design practices<text:bookmark-end text:name="observations-on-emerging-design-practices"/></text:h>
      <text:p text:style-name="P3">The cultural section above identified the development and the value of flexible design processes in a way which invites discussion on how best to conceptualise these flexible approaches. Firstly, it is notable to make the flow theory in my guiding motivations in terms of participant experience <text:reference-mark-start text:name="ZOTERO_ITEM CSL_CITATION {&quot;citationID&quot;:&quot;qnqnprat&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Kt4OVMXQ3d"/><text:span text:style-name="T11">(Perttula </text:span><text:span text:style-name="T9">et al.</text:span><text:span text:style-name="T11">, 2017)</text:span><text:reference-mark-end text:name="ZOTERO_ITEM CSL_CITATION {&quot;citationID&quot;:&quot;qnqnprat&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Kt4OVMXQ3d"/>. As a facilitator, my design decisions were often guided by the desire to not detract from participant experience of flow, and thus their coding fluency and engagement in and identification with the overall game-making process. This section synthesises my observations on video data and my own journal reflections on this topic of designing for flow. Flow is a highly subjective experience, and as such, there is a danger that I privilege my own interests in this analysis, and a tendency that I reflect on in the concluding chapter. Beyond fluidity, I now identify and explore other characteristics of the emerging design practices and potential strategies to support them. These include: a flexible approach to design stages, varied forms of incorporation of external repertoires, and a tension between choice of participant pathway and creative restrictions in the learning design.</text:p>
      <text:p text:style-name="Text_20_body"/>
      <text:p text:style-name="P15">Observations of participant design behaviour did not align with common design thinking concepts or advocated in design cycle frameworks <text:reference-mark-start text:name="ZOTERO_ITEM CSL_CITATION {&quot;citationID&quot;:&quot;cxcmhfhr&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w2IBDf1mbD"/><text:span text:style-name="T11">(Resnick, 2007; Wi̇Narno </text:span><text:span text:style-name="T9">et al.</text:span><text:span text:style-name="T11">, 2020; Dam, 2024)</text:span><text:reference-mark-end text:name="ZOTERO_ITEM CSL_CITATION {&quot;citationID&quot;:&quot;cxcmhfhr&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w2IBDf1mbD"/> as I initially thought might be the case. The stages were instead fragmented and sometimes happened in parallel. In many interactions, I observed improvisational approaches which incorporated ideation, planning, implementation, and testing in the space of a minute or so. As typified in vignette 1 and 5, some younger participants, in particular, developed impressively fluid practices, demonstrating extremely rapid shifts between code editing, game testing, authoring assets in online tools, and migrating files, often while talking with peers. Some older participants also showed rapid, responsive creativity. Grandad Clive quickly incorporated a boost to player health after a level after being given feedback during playtesting. If I had encouraged participants to follow prescribed design stages, this may have restricted this flexibility in practice <text:reference-mark-start text:name="ZOTERO_ITEM CSL_CITATION {&quot;citationID&quot;:&quot;grqvvuap&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dPOOXqfmzq"/>(Kuby, 2016)<text:reference-mark-end text:name="ZOTERO_ITEM CSL_CITATION {&quot;citationID&quot;:&quot;grqvvuap&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dPOOXqfmzq"/>.</text:p>
      <text:p text:style-name="Text_20_body">In Vignette 4 (see 4.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line-break/>Other pairs often adopted a similar spirit of collaborative improvisation. In V7 Dan(p) makes a suggestion - “Use paper to design?” - to which Toby(c) replies, “I’m just going with it.” These examples and many observations in this chapter show a variety of ways that home interests, division of labour, and varied repertoires from other activity systems are incorporated into new practices.</text:p>
      <text:p text:style-name="Text_20_body">Given the disparate nature of the features of designed and emerging pedagogy, it is of value to address ways of conceptualise the overall learning process. While the chaotic directions possible in design evoke a rhizomatic approach to learning <text:reference-mark-start text:name="ZOTERO_ITEM CSL_CITATION {&quot;citationID&quot;:&quot;jqciwpcu&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8ciM6Wluca"/>(Cormier, 2008; de Freitas, 2012; Biffi, <text:soft-page-break/>Bissola and Imperatori, 2017)<text:reference-mark-end text:name="ZOTERO_ITEM CSL_CITATION {&quot;citationID&quot;:&quot;jqciwpcu&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8ciM6Wluca"/>, I concur with Biffi et al <text:reference-mark-start text:name="ZOTERO_ITEM CSL_CITATION {&quot;citationID&quot;:&quot;rlmhfgoh&quot;,&quot;properties&quot;:{&quot;formattedCitation&quot;:&quot;(Biffi, Bissola and Imperatori, 2017, p. 972)&quot;,&quot;plainCitation&quot;:&quot;(Biffi, Bissola and Imperatori, 2017, p. 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IHp0U55vy0"/>(Biffi, Bissola and Imperatori, 2017, p. 972)<text:reference-mark-end text:name="ZOTERO_ITEM CSL_CITATION {&quot;citationID&quot;:&quot;rlmhfgoh&quot;,&quot;properties&quot;:{&quot;formattedCitation&quot;:&quot;(Biffi, Bissola and Imperatori, 2017, p. 972)&quot;,&quot;plainCitation&quot;:&quot;(Biffi, Bissola and Imperatori, 2017, p. 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IHp0U55vy0"/> who identify significant competencies required which are not well-aligned with the age group of this context.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P15">The domains of programming, game jams and hackathons also use constraints in a similar way <text:reference-mark-start text:name="ZOTERO_ITEM CSL_CITATION {&quot;citationID&quot;:&quot;xhvqreby&quot;,&quot;properties&quot;:{&quot;formattedCitation&quot;:&quot;(Gabler {\\i{}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W7mF2oDuhk"/><text:span text:style-name="T11">(Gabler </text:span><text:span text:style-name="T9">et al.</text:span><text:span text:style-name="T11">, 2005)</text:span><text:reference-mark-end text:name="ZOTERO_ITEM CSL_CITATION {&quot;citationID&quot;:&quot;xhvqreby&quot;,&quot;properties&quot;:{&quot;formattedCitation&quot;:&quot;(Gabler {\\i{}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W7mF2oDuhk"/>.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citationID&quot;:&quot;skfverij&quot;,&quot;properties&quot;:{&quot;formattedCitation&quot;:&quot;(Aurava {\\i{}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Kl6fQycESl"/><text:span text:style-name="T11">(Aurava </text:span><text:span text:style-name="T9">et al.</text:span><text:span text:style-name="T11">, 2021)</text:span><text:reference-mark-end text:name="ZOTERO_ITEM CSL_CITATION {&quot;citationID&quot;:&quot;skfverij&quot;,&quot;properties&quot;:{&quot;formattedCitation&quot;:&quot;(Aurava {\\i{}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Kl6fQycESl"/>, although there is no agreement on the characteristics game jam pedagogy, and scant guidance on how to address potentially problematic issues (list these),</text:p>
      <text:p text:style-name="P15">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citationID&quot;:&quot;lgqfjnli&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YZvU0l7DEa"/><text:span text:style-name="T14">(Gutiérrez and Rogoff, 2003)</text:span><text:reference-mark-end text:name="ZOTERO_ITEM CSL_CITATION {&quot;citationID&quot;:&quot;lgqfjnli&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YZvU0l7DEa"/>. This strand is developed in the following chapter.</text:p>
      <text:h text:style-name="Heading_20_2" text:outline-level="2"><text:bookmark-start text:name="conclusion"/>Conclusion<text:bookmark-end text:name="conclusion"/></text:h>
      <text:p text:style-name="P3">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citationID&quot;:&quot;wrukdlcp&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Ry1JiAbJOn"/><text:span text:style-name="T11">(Lecusay, 2015; Gutiérrez </text:span><text:span text:style-name="T9">et al.</text:span><text:span text:style-name="T11">, 2019)</text:span><text:reference-mark-end text:name="ZOTERO_ITEM CSL_CITATION {&quot;citationID&quot;:&quot;wrukdlcp&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Ry1JiAbJOn"/>.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text:p>
      <text:p text:style-name="Text_20_body">The observations of this chapter show the advantages of GDP as an relatable design framework, occupying a the space between too concrete to be repeated and too theoretical to be grasped by novice game makers. An exploration of this aspect follows in the next chapter. In addition, the framing of learning as participation with community repertoires, is explored in the next chapter in relation to participant agency.</text:p>
      <text:p text:style-name="Text_20_body"/>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3">A tension in use of norming practices and participant choice?</text:span></text:p>
      <text:h text:style-name="Heading_20_3" text:outline-level="3"><text:bookmark-start text:name="future-work-on-abstraction-layers-of-abstraction-gdps-and-the-mda-framework"/><text:soft-page-break/>Future work on abstraction, layers of abstraction GDPs and the MDA framework<text:bookmark-end text:name="future-work-on-abstraction-layers-of-abstraction-gdps-and-the-mda-framework"/></text:h>
      <text:p text:style-name="P2">Move to conclusion or appendix? - appendix for now?</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text:soft-page-break/>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P14">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P2">It is of value to create spaces to leverage the potential of in-between moments for participants - playtesting or non-productive</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text:soft-page-break/>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 Implications for practitioners - MOVE LATER? </text:p>
      <text:p text:style-name="Text_20_body">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oration of home roles in to this new learning space. Thus a potential affordance to find identify and specialism here.</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4" text:outline-level="4"><text:bookmark-start text:name="a-thought-on-reflection"/><text:soft-page-break/>A thought on reflection<text:bookmark-end text:name="a-thought-on-reflection"/></text:h>
      <text:p text:style-name="First_20_paragraph">FIND A SPACE FOR THIS??? Addressing a separate aspect of reflection, in P2, I guided supporting student facilitators to ask what patterns participants were currently working on or had recently completed as a way of provoking informal reflection on project progress. Additionally in P3, GDPs were prominent in end of session reflections (see Vignette 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3-18T10:22:56Z</meta:creation-date>
    <dc:date>2025-03-18T10:23:51.546398243</dc:date>
    <meta:editing-duration>PT42S</meta:editing-duration>
    <meta:editing-cycles>1</meta:editing-cycles>
    <meta:document-statistic meta:table-count="1" meta:image-count="0" meta:object-count="0" meta:page-count="21" meta:paragraph-count="174" meta:word-count="9948" meta:character-count="64009" meta:non-whitespace-character-count="54259"/>
    <meta:user-defined meta:name="ZOTERO_PREF_1">&lt;data data-version="3" zotero-version="7.0.13"&gt;&lt;session id="v7XEPm0X"/&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